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65in"/>
    </style:style>
    <style:style style:name="co2" style:family="table-column">
      <style:table-column-properties fo:break-before="auto" style:column-width="5.0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PCV quick connect repair nipple (9.89mm)</text:p>
          </table:table-cell>
          <table:table-cell office:value-type="string" calcext:value-type="string">
            <text:p><text:a xlink:href="https://www.uprproducts.com/oil-catch-can-quick-tap-plug-n-play-fittings/" xlink:type="simple">https://www.uprproducts.com/oil-catch-can-quick-tap-plug-n-play-fittings/</text:a></text:p>
          </table:table-cell>
          <table:table-cell office:value-type="currency" office:currency="USD" office:value="14.99" calcext:value-type="currency">
            <text:p>$14.99</text:p>
          </table:table-cell>
        </table:table-row>
        <table:table-row table:style-name="ro1">
          <table:table-cell office:value-type="string" calcext:value-type="string">
            <text:p>Motorcraft spark plug: SP-580-X</text:p>
          </table:table-cell>
          <table:table-cell table:style-name="ce1" office:value-type="string" calcext:value-type="string">
            <text:p><text:a xlink:href="https://www.tascaparts.com/oem-parts/ford-spark-plug-sp580x" xlink:type="simple">Spark Plug SP-580-X | TascaParts.com</text:a> </text:p>
          </table:table-cell>
          <table:table-cell office:value-type="currency" office:currency="USD" office:value="13.85" calcext:value-type="currency">
            <text:p>$13.85</text:p>
          </table:table-cell>
        </table:table-row>
        <table:table-row table:style-name="ro1">
          <table:table-cell office:value-type="string" calcext:value-type="string">
            <text:p>NGK Iridium plug: 650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Iridium plug: 651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Ruthenium plug: HX LTR7BH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ord Racing plug: M-12405-35T</text:p>
          </table:table-cell>
          <table:table-cell table:style-name="ce1" office:value-type="string" calcext:value-type="string">
            <text:p><text:a xlink:href="https://performanceparts.ford.com/part/M-12405-35T" xlink:type="simple">2010-2019 3.5L ECOBOOST COLD SPARK PLUG SET| Part Details for M-12405-35T | Ford Performance Parts</text:a></text:p>
          </table:table-cell>
          <table:table-cell office:value-type="currency" office:currency="USD" office:value="65" calcext:value-type="currency">
            <text:p>$65.00</text:p>
          </table:table-cell>
        </table:table-row>
      </table:table>
      <table:table table:name="Longitudinal 3.5" table:style-name="ta1">
        <table:table-column table:style-name="co3" table:default-cell-style-name="Default"/>
        <table:table-row table:style-name="ro1">
          <table:table-cell/>
        </table:table-row>
      </table:table>
      <table:table table:name="Transverse 3.5" table:style-name="ta1">
        <table:table-column table:style-name="co3" table:default-cell-style-name="Default"/>
        <table:table-row table:style-name="ro1">
          <table:table-cell/>
        </table:table-row>
      </table:table>
      <table:table table:name="Longitudinal Nano (2.7 3.0)" table:style-name="ta1">
        <table:table-column table:style-name="co3" table:default-cell-style-name="Default"/>
        <table:table-row table:style-name="ro1">
          <table:table-cell/>
        </table:table-row>
      </table:table>
      <table:table table:name="Transverse Nano (2.7 3.0)" table:style-name="ta1">
        <table:table-column table:style-name="co3" table:default-cell-style-name="Default"/>
        <table:table-row table:style-name="ro1">
          <table:table-cell/>
        </table:table-row>
      </table:table>
      <table:table table:name="3 and 4 cylinder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/00/0000</text:date>, <text:time style:data-style-name="N2" text:time-value="22:56:43.1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1T12:23:43.990000000</meta:creation-date>
    <dc:date>2023-02-21T23:11:17.099000000</dc:date>
    <meta:editing-duration>PT1H23M15S</meta:editing-duration>
    <meta:editing-cycles>4</meta:editing-cycles>
    <meta:generator>LibreOffice/7.2.7.2$Windows_X86_64 LibreOffice_project/8d71d29d553c0f7dcbfa38fbfda25ee34cce99a2</meta:generator>
    <meta:document-statistic meta:table-count="6" meta:cell-count="12" meta:object-count="0"/>
  </office:meta>
</office:document-meta>
</file>